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3.50pt" fo:text-indent="-3.50pt">
        <style:tab-stops>
          <style:tab-stop style:position="479.20pt"/>
        </style:tab-stops>
      </style:paragraph-properties>
    </style:style>
    <style:style style:name="P2" style:family="paragraph">
      <style:paragraph-properties fo:line-height="100.00%" fo:text-align="center" fo:margin-top="6.00pt" fo:margin-bottom="6.00pt"/>
    </style:style>
    <style:style style:name="P3" style:family="paragraph">
      <style:paragraph-properties fo:line-height="100.00%" fo:text-align="left" fo:margin-left="3.50pt" fo:text-indent="-3.50pt">
        <style:tab-stops>
          <style:tab-stop style:position="479.20pt"/>
        </style:tab-stops>
      </style:paragraph-properties>
    </style:style>
    <style:style style:name="P4" style:family="paragraph">
      <style:paragraph-properties fo:line-height="100.00%" fo:text-align="left" fo:margin-left="3.50pt" fo:text-indent="-3.50pt">
        <style:tab-stops>
          <style:tab-stop style:position="479.20pt"/>
        </style:tab-stops>
      </style:paragraph-properties>
    </style:style>
    <style:style style:name="P5" style:family="paragraph">
      <style:paragraph-properties fo:line-height="100.00%" fo:text-align="left" fo:margin-top="12.00pt" fo:margin-bottom="3.00pt"/>
    </style:style>
    <style:style style:name="P6" style:family="paragraph">
      <style:paragraph-properties fo:line-height="100.00%" fo:text-align="left" fo:margin-left="3.50pt" fo:text-indent="-3.50pt">
        <style:tab-stops>
          <style:tab-stop style:position="479.20pt"/>
        </style:tab-stops>
      </style:paragraph-properties>
    </style:style>
    <style:style style:name="P7" style:family="paragraph">
      <style:paragraph-properties fo:line-height="100.00%" fo:text-align="left" fo:margin-left="3.50pt" fo:text-indent="-3.50pt">
        <style:tab-stops>
          <style:tab-stop style:position="479.20pt"/>
        </style:tab-stops>
      </style:paragraph-properties>
    </style:style>
    <style:style style:name="P8" style:family="paragraph">
      <style:paragraph-properties fo:line-height="100.00%" fo:text-align="left" fo:margin-top="6.00pt" fo:margin-bottom="6.00pt"/>
    </style:style>
    <style:style style:name="P9" style:family="paragraph">
      <style:paragraph-properties fo:line-height="100.00%" fo:text-align="left" fo:margin-left="36.00pt" fo:text-indent="0.00pt" fo:margin-top="6.00pt" fo:margin-bottom="6.00pt"/>
    </style:style>
    <style:style style:name="P10" style:family="paragraph">
      <style:paragraph-properties fo:line-height="100.00%" fo:text-align="left" fo:margin-left="3.50pt" fo:text-indent="-3.50pt">
        <style:tab-stops>
          <style:tab-stop style:position="479.20pt"/>
        </style:tab-stops>
      </style:paragraph-properties>
    </style:style>
    <style:style style:name="P11" style:family="paragraph">
      <style:paragraph-properties fo:line-height="100.00%" fo:text-align="left" fo:margin-top="6.00pt" fo:margin-bottom="6.00pt"/>
    </style:style>
    <style:style style:name="P12" style:family="paragraph">
      <style:paragraph-properties fo:line-height="100.00%" fo:text-align="left" fo:margin-left="36.00pt" fo:text-indent="0.00pt" fo:margin-top="6.00pt" fo:margin-bottom="6.00pt"/>
    </style:style>
    <style:style style:name="P13" style:family="paragraph">
      <style:paragraph-properties fo:line-height="100.00%" fo:text-align="left" fo:margin-left="3.50pt" fo:text-indent="-3.50pt">
        <style:tab-stops>
          <style:tab-stop style:position="479.20pt"/>
        </style:tab-stops>
      </style:paragraph-properties>
    </style:style>
    <style:style style:name="P14" style:family="paragraph">
      <style:paragraph-properties fo:line-height="100.00%" fo:text-align="left" fo:margin-left="3.50pt" fo:text-indent="-3.50pt">
        <style:tab-stops>
          <style:tab-stop style:position="117.15pt"/>
          <style:tab-stop style:position="3401.80pt"/>
          <style:tab-stop style:position="421118.15pt" style:type="right"/>
        </style:tab-stops>
      </style:paragraph-properties>
    </style:style>
    <style:style style:name="P15" style:family="paragraph">
      <style:paragraph-properties fo:line-height="100.00%" fo:text-align="left" fo:margin-top="6.00pt" fo:margin-bottom="6.00pt"/>
    </style:style>
    <style:style style:name="P16" style:family="paragraph">
      <style:paragraph-properties fo:line-height="100.00%" fo:text-align="center" fo:margin-top="6.00pt" fo:margin-bottom="6.00pt"/>
    </style:style>
    <style:style style:name="P17" style:family="paragraph">
      <style:paragraph-properties fo:line-height="100.00%" fo:text-align="left" fo:margin-top="6.00pt" fo:margin-bottom="6.00pt"/>
    </style:style>
    <style:style style:name="P18" style:family="paragraph">
      <style:paragraph-properties fo:line-height="100.00%" fo:text-align="center" fo:margin-top="6.00pt" fo:margin-bottom="6.00pt"/>
    </style:style>
    <style:style style:name="P19" style:family="paragraph">
      <style:paragraph-properties fo:line-height="100.00%" fo:text-align="left" fo:margin-left="3.50pt" fo:text-indent="-3.50pt">
        <style:tab-stops>
          <style:tab-stop style:position="117.15pt"/>
          <style:tab-stop style:position="3401.80pt"/>
          <style:tab-stop style:position="421118.15pt" style:type="right"/>
        </style:tab-stops>
      </style:paragraph-properties>
    </style:style>
    <style:style style:name="P20" style:family="paragraph">
      <style:paragraph-properties fo:line-height="100.00%" fo:text-align="left" fo:margin-left="3.50pt" fo:text-indent="-3.50pt">
        <style:tab-stops>
          <style:tab-stop style:position="117.15pt"/>
          <style:tab-stop style:position="3401.80pt"/>
          <style:tab-stop style:position="421118.15pt" style:type="right"/>
          <style:tab-stop style:position="-3.50pt"/>
        </style:tab-stops>
      </style:paragraph-properties>
    </style:style>
    <style:style style:name="P21" style:family="paragraph">
      <style:paragraph-properties fo:line-height="115.00%" fo:text-align="left" fo:margin-bottom="10.00pt"/>
    </style:style>
    <style:style style:name="P22" style:family="paragraph">
      <style:paragraph-properties fo:line-height="100.00%" fo:text-align="center" fo:margin-top="6.00pt" fo:margin-bottom="6.00pt"/>
    </style:style>
    <style:style style:name="P23" style:family="paragraph">
      <style:paragraph-properties fo:line-height="115.00%" fo:text-align="left" fo:margin-bottom="10.00pt"/>
    </style:style>
    <style:style style:name="P24" style:family="paragraph">
      <style:paragraph-properties fo:line-height="100.00%" fo:text-align="left" fo:margin-left="3.50pt" fo:text-indent="-3.50pt">
        <style:tab-stops>
          <style:tab-stop style:position="117.15pt"/>
          <style:tab-stop style:position="3401.80pt"/>
          <style:tab-stop style:position="421118.15pt" style:type="right"/>
          <style:tab-stop style:position="-3.50pt"/>
        </style:tab-stops>
      </style:paragraph-properties>
    </style:style>
    <style:style style:name="P25" style:family="paragraph">
      <style:paragraph-properties fo:line-height="100.00%" fo:text-align="left" fo:margin-left="3.50pt" fo:text-indent="-3.50pt">
        <style:tab-stops>
          <style:tab-stop style:position="117.15pt"/>
          <style:tab-stop style:position="3401.80pt"/>
          <style:tab-stop style:position="421118.15pt" style:type="right"/>
          <style:tab-stop style:position="-3.50pt"/>
        </style:tab-stops>
      </style:paragraph-properties>
    </style:style>
    <style:style style:name="P26" style:family="paragraph">
      <style:paragraph-properties fo:line-height="115.00%" fo:text-align="left" fo:margin-bottom="10.00pt"/>
    </style:style>
    <style:style style:name="P27" style:family="paragraph">
      <style:paragraph-properties fo:line-height="100.00%" fo:text-align="center" fo:margin-top="6.00pt" fo:margin-bottom="6.00pt"/>
    </style:style>
    <style:style style:name="P28" style:family="paragraph">
      <style:paragraph-properties fo:line-height="115.00%" fo:text-align="left" fo:margin-bottom="10.00pt"/>
    </style:style>
    <style:style style:name="P29" style:family="paragraph">
      <style:paragraph-properties fo:line-height="100.00%" fo:text-align="left" fo:margin-left="3.50pt" fo:text-indent="-3.50pt">
        <style:tab-stops>
          <style:tab-stop style:position="117.15pt"/>
          <style:tab-stop style:position="3401.80pt"/>
          <style:tab-stop style:position="421118.15pt" style:type="right"/>
          <style:tab-stop style:position="-3.50pt"/>
        </style:tab-stops>
      </style:paragraph-properties>
    </style:style>
    <style:style style:name="P30" style:family="paragraph">
      <style:paragraph-properties fo:line-height="100.00%" fo:text-align="left" fo:margin-left="3.50pt" fo:text-indent="-3.50pt">
        <style:tab-stops>
          <style:tab-stop style:position="216.55pt"/>
          <style:tab-stop style:position="3401.80pt"/>
          <style:tab-stop style:position="421118.15pt" style:type="right"/>
        </style:tab-stops>
      </style:paragraph-properties>
    </style:style>
    <style:style style:name="P31" style:family="paragraph">
      <style:paragraph-properties fo:line-height="100.00%" fo:text-align="center" fo:margin-top="6.00pt" fo:margin-bottom="6.00pt"/>
    </style:style>
    <style:style style:name="P32" style:family="paragraph">
      <style:paragraph-properties fo:line-height="100.00%" fo:text-align="left" fo:margin-left="3.50pt" fo:text-indent="-3.50pt">
        <style:tab-stops>
          <style:tab-stop style:position="216.55pt"/>
          <style:tab-stop style:position="3401.80pt"/>
          <style:tab-stop style:position="421118.15pt" style:type="right"/>
        </style:tab-stops>
      </style:paragraph-properties>
    </style:style>
    <style:style style:name="P33" style:family="paragraph">
      <style:paragraph-properties fo:line-height="100.00%" fo:text-align="left" fo:margin-left="3.50pt" fo:text-indent="-3.50pt">
        <style:tab-stops>
          <style:tab-stop style:position="216.55pt" style:type="right"/>
          <style:tab-stop style:position="3401.80pt"/>
          <style:tab-stop style:position="421118.15pt" style:type="right"/>
        </style:tab-stops>
      </style:paragraph-properties>
    </style:style>
    <style:style style:name="P34" style:family="paragraph">
      <style:paragraph-properties fo:line-height="100.00%" fo:text-align="left" fo:margin-top="6.00pt" fo:margin-bottom="6.00pt"/>
    </style:style>
    <style:style style:name="P35" style:family="paragraph">
      <style:paragraph-properties fo:line-height="100.00%" fo:text-align="left" fo:margin-left="3.50pt" fo:text-indent="-3.50pt">
        <style:tab-stops>
          <style:tab-stop style:position="216.55pt" style:type="right"/>
          <style:tab-stop style:position="3401.80pt"/>
          <style:tab-stop style:position="421118.15pt" style:type="right"/>
        </style:tab-stops>
      </style:paragraph-properties>
    </style:style>
    <style:style style:name="P36" style:family="paragraph">
      <style:paragraph-properties fo:line-height="100.00%" fo:text-align="left" fo:margin-left="3.50pt" fo:text-indent="-3.50pt">
        <style:tab-stops>
          <style:tab-stop style:position="216.55pt" style:type="right"/>
          <style:tab-stop style:position="3401.80pt"/>
          <style:tab-stop style:position="421118.15pt" style:type="right"/>
        </style:tab-stops>
      </style:paragraph-properties>
    </style:style>
    <style:style style:name="P37" style:family="paragraph">
      <style:paragraph-properties fo:line-height="100.00%" fo:text-align="left" fo:margin-top="6.00pt" fo:margin-bottom="6.00pt"/>
    </style:style>
    <style:style style:name="P38" style:family="paragraph">
      <style:paragraph-properties fo:line-height="100.00%" fo:text-align="left" fo:margin-left="3.50pt" fo:text-indent="-3.50pt">
        <style:tab-stops>
          <style:tab-stop style:position="216.55pt" style:type="right"/>
          <style:tab-stop style:position="3401.80pt"/>
          <style:tab-stop style:position="421118.15pt" style:type="right"/>
        </style:tab-stops>
      </style:paragraph-properties>
    </style:style>
    <style:style style:name="P39" style:family="paragraph">
      <style:paragraph-properties fo:line-height="100.00%" fo:text-align="left" fo:margin-top="6.00pt" fo:margin-bottom="6.00pt"/>
    </style:style>
    <style:style style:name="P40" style:family="paragraph">
      <style:paragraph-properties fo:line-height="100.00%" fo:text-align="left" fo:margin-left="3.50pt" fo:text-indent="-3.50pt">
        <style:tab-stops>
          <style:tab-stop style:position="216.55pt" style:type="right"/>
          <style:tab-stop style:position="3401.80pt"/>
          <style:tab-stop style:position="421118.15pt" style:type="right"/>
        </style:tab-stops>
      </style:paragraph-properties>
    </style:style>
    <style:style style:name="P41" style:family="paragraph">
      <style:paragraph-properties fo:line-height="100.00%" fo:text-align="left" fo:margin-left="3.50pt" fo:text-indent="-3.50pt">
        <style:tab-stops>
          <style:tab-stop style:position="479.20pt"/>
        </style:tab-stops>
      </style:paragraph-properties>
    </style:style>
    <style:style style:name="P42" style:family="paragraph">
      <style:paragraph-properties fo:line-height="100.00%" fo:text-align="left" fo:margin-top="6.00pt" fo:margin-bottom="6.00pt"/>
    </style:style>
    <style:style style:name="P43" style:family="paragraph">
      <style:paragraph-properties fo:line-height="100.00%" fo:text-align="left" fo:margin-top="6.00pt" fo:margin-bottom="6.00pt">
        <style:tab-stops>
          <style:tab-stop style:position="56.50pt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3.50pt" fo:text-indent="-3.50pt">
        <style:tab-stops>
          <style:tab-stop style:position="479.20pt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top="6.00pt" fo:margin-bottom="6.00pt">
        <style:tab-stops>
          <style:tab-stop style:position="44.50pt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-0.25pt" fo:text-indent="-5.40pt">
        <style:tab-stops>
          <style:tab-stop style:position="458.10pt"/>
        </style:tab-stops>
      </style:paragraph-properties>
    </style:style>
    <style:style style:name="P50" style:family="paragraph">
      <style:paragraph-properties fo:line-height="100.00%" fo:text-align="justify" fo:margin-top="12.00pt" fo:margin-bottom="3.00pt"/>
    </style:style>
    <style:style style:name="P51" style:family="paragraph">
      <style:paragraph-properties fo:line-height="100.00%" fo:text-align="left"/>
    </style:style>
    <text:list-style style:name="L52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52" style:family="paragraph">
      <style:paragraph-properties fo:line-height="100.00%" fo:text-align="left" fo:margin-left="-0.15pt" fo:text-indent="0.15pt" fo:margin-bottom="6.00pt"/>
    </style:style>
    <style:style style:name="P53" style:family="paragraph">
      <style:paragraph-properties fo:line-height="100.00%" fo:text-align="left" fo:margin-left="0.15pt" fo:text-indent="0.00pt"/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justify" fo:margin-top="12.00pt"/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justify" fo:margin-top="12.00pt"/>
    </style:style>
    <style:style style:name="P58" style:family="paragraph">
      <style:paragraph-properties fo:line-height="100.00%" fo:text-align="justify" fo:margin-left="18.00pt" fo:text-indent="18.00pt" fo:margin-bottom="6.00pt"/>
    </style:style>
    <text:list-style style:name="L5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9" style:family="paragraph">
      <style:paragraph-properties fo:line-height="100.00%" fo:text-align="left" fo:margin-top="6.00pt" fo:margin-bottom="6.00pt">
        <style:tab-stops>
          <style:tab-stop style:position="36.00pt"/>
        </style:tab-stops>
      </style:paragraph-properties>
    </style:style>
    <style:style style:name="P60" style:family="paragraph">
      <style:paragraph-properties fo:line-height="100.00%" fo:text-align="left" fo:margin-left="39.10pt" fo:text-indent="0.00pt" fo:margin-top="3.00pt" fo:margin-bottom="3.00pt"/>
    </style:style>
    <style:style style:name="P61" style:family="paragraph">
      <style:paragraph-properties fo:line-height="100.00%" fo:text-align="left" fo:margin-left="36.00pt" fo:text-indent="0.00pt" fo:margin-top="3.00pt" fo:margin-bottom="3.00pt"/>
    </style:style>
    <style:style style:name="P62" style:family="paragraph">
      <style:paragraph-properties fo:line-height="100.00%" fo:text-align="justify" fo:margin-left="18.00pt" fo:text-indent="18.00pt" fo:margin-bottom="6.00pt"/>
    </style:style>
    <style:style style:name="P63" style:family="paragraph">
      <style:paragraph-properties fo:line-height="100.00%" fo:text-align="justify" fo:margin-top="12.00pt"/>
    </style:style>
    <style:style style:name="P64" style:family="paragraph">
      <style:paragraph-properties fo:line-height="100.00%" fo:text-align="justify" fo:margin-left="28.35pt" fo:text-indent="0.00pt" fo:margin-right="14.20pt"/>
    </style:style>
    <style:style style:name="P65" style:family="paragraph">
      <style:paragraph-properties fo:line-height="100.00%" fo:text-align="justify" fo:margin-left="-0.25pt" fo:text-indent="-5.40pt">
        <style:tab-stops>
          <style:tab-stop style:position="21.80pt"/>
          <style:tab-stop style:position="3289.90pt" style:type="center"/>
          <style:tab-stop style:position="421121.90pt" style:type="right"/>
        </style:tab-stops>
      </style:paragraph-properties>
    </style:style>
    <style:style style:name="P66" style:family="paragraph">
      <style:paragraph-properties fo:line-height="100.00%" fo:text-align="center" fo:margin-top="6.00pt" fo:margin-bottom="6.00pt"/>
    </style:style>
    <style:style style:name="P67" style:family="paragraph">
      <style:paragraph-properties fo:line-height="100.00%" fo:text-align="center" fo:margin-right="1.70pt" fo:margin-top="6.00pt" fo:margin-bottom="6.00pt">
        <style:tab-stops>
          <style:tab-stop style:position="30.00pt"/>
        </style:tab-stops>
      </style:paragraph-properties>
    </style:style>
    <style:style style:name="P68" style:family="paragraph">
      <style:paragraph-properties fo:line-height="100.00%" fo:text-align="justify" fo:margin-right="14.20pt" fo:margin-top="6.00pt" fo:margin-bottom="6.00pt"/>
    </style:style>
    <style:style style:name="P69" style:family="paragraph">
      <style:paragraph-properties fo:line-height="100.00%" fo:text-align="justify" fo:margin-left="-0.25pt" fo:text-indent="-5.40pt">
        <style:tab-stops>
          <style:tab-stop style:position="21.80pt"/>
          <style:tab-stop style:position="3289.90pt" style:type="center"/>
          <style:tab-stop style:position="421121.90pt" style:type="right"/>
        </style:tab-stops>
      </style:paragraph-properties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left" fo:margin-left="-0.25pt" fo:text-indent="-5.40pt">
        <style:tab-stops>
          <style:tab-stop style:position="458.10pt"/>
        </style:tab-stops>
      </style:paragraph-properties>
    </style:style>
    <style:style style:name="P72" style:family="paragraph">
      <style:paragraph-properties fo:line-height="150.00%" fo:text-align="justify" fo:margin-left="0.00pt" fo:text-indent="24.00pt"/>
    </style:style>
    <style:style style:name="TableColumn0100" style:family="table-column">
      <style:table-column-properties style:column-width="1.675694in"/>
    </style:style>
    <style:style style:name="TableColumn0101" style:family="table-column">
      <style:table-column-properties style:column-width="1.380556in"/>
    </style:style>
    <style:style style:name="TableColumn0102" style:family="table-column">
      <style:table-column-properties style:column-width="1.280556in"/>
    </style:style>
    <style:style style:name="TableColumn0103" style:family="table-column">
      <style:table-column-properties style:column-width="2.367361in"/>
    </style:style>
    <style:style style:name="Table01" style:family="table">
      <style:table-properties style:width="6.70416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transparent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101" style:family="table-row">
      <style:table-row-properties style:min-row-height="0.249306in"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1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103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102" style:family="table-row">
      <style:table-row-properties style:min-row-height="0.288889in"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2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103" style:family="table-row">
      <style:table-row-properties style:min-row-height="0.288889in"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103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3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303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104" style:family="table-row">
      <style:table-row-properties style:min-row-height="0.166667in"/>
    </style:style>
    <style:style style:name="TableCell0104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center" fo:background-color="#ffffff"/>
    </style:style>
    <style:style style:name="TableCell010401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center" fo:background-color="#ffffff"/>
    </style:style>
    <style:style style:name="TableCell0104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403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fffff"/>
    </style:style>
    <style:style style:name="TableRow0105" style:family="table-row">
      <style:table-row-properties style:min-row-height="0.233333in"/>
    </style:style>
    <style:style style:name="TableCell0105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center" fo:background-color="#ffffff"/>
    </style:style>
    <style:style style:name="TableCell010501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center" fo:background-color="#ffffff"/>
    </style:style>
    <style:style style:name="TableCell010502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center" fo:background-color="#ffffff"/>
    </style:style>
    <style:style style:name="TableCell010503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fffff"/>
    </style:style>
    <style:style style:name="TableRow0106" style:family="table-row">
      <style:table-row-properties style:min-row-height="0.223611in"/>
    </style:style>
    <style:style style:name="TableCell0106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center" fo:background-color="#ffffff"/>
    </style:style>
    <style:style style:name="TableCell010601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center" fo:background-color="#ffffff"/>
    </style:style>
    <style:style style:name="TableCell010602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center" fo:background-color="#ffffff"/>
    </style:style>
    <style:style style:name="TableCell010603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fffff"/>
    </style:style>
    <style:style style:name="TableRow0107" style:family="table-row">
      <style:table-row-properties style:min-row-height="0.170833in"/>
    </style:style>
    <style:style style:name="TableCell0107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7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702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703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108" style:family="table-row">
      <style:table-row-properties style:min-row-height="0.177083in"/>
    </style:style>
    <style:style style:name="TableCell0108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bottom" fo:background-color="#ffffff"/>
    </style:style>
    <style:style style:name="TableCell0108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802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bottom" fo:background-color="#ffffff"/>
    </style:style>
    <style:style style:name="TableCell010803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bottom" fo:background-color="#ffffff"/>
    </style:style>
    <style:style style:name="TableRow0109" style:family="table-row">
      <style:table-row-properties style:min-row-height="0.015972in"/>
    </style:style>
    <style:style style:name="TableCell0109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bottom" fo:background-color="#ffffff"/>
    </style:style>
    <style:style style:name="TableCell0109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902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bottom" fo:background-color="#ffffff"/>
    </style:style>
    <style:style style:name="TableCell010903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bottom" fo:background-color="#ffffff"/>
    </style:style>
    <style:style style:name="TableRow0110" style:family="table-row">
      <style:table-row-properties style:min-row-height="0.015972in"/>
    </style:style>
    <style:style style:name="TableCell0110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bottom" fo:background-color="#ffffff"/>
    </style:style>
    <style:style style:name="TableCell0110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1002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bottom" fo:background-color="#ffffff"/>
    </style:style>
    <style:style style:name="TableCell011003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bottom" fo:background-color="#ffffff"/>
    </style:style>
    <style:style style:name="TableRow0111" style:family="table-row">
      <style:table-row-properties style:min-row-height="1.297222in"/>
    </style:style>
    <style:style style:name="TableCell0111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111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11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1103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olumn0200" style:family="table-column">
      <style:table-column-properties style:column-width="6.359028in"/>
    </style:style>
    <style:style style:name="Table02" style:family="table">
      <style:table-properties style:width="6.359028in" fo:margin-left="0.000000in" style:writing-mode="lr" table:align="left" style:may-break-between-rows="true"/>
    </style:style>
    <style:style style:name="TableRow0200" style:family="table-row">
      <style:table-row-properties style:min-row-height="8.472917in"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0.299306in"/>
    </style:style>
    <style:style style:name="TableColumn0301" style:family="table-column">
      <style:table-column-properties style:column-width="0.590278in"/>
    </style:style>
    <style:style style:name="TableColumn0302" style:family="table-column">
      <style:table-column-properties style:column-width="4.720139in"/>
    </style:style>
    <style:style style:name="Table03" style:family="table">
      <style:table-properties style:width="5.609722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30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 table:number-columns-spanned="4">
            <text:p text:style-name="P2"><text:span text:style-name="T2">Ata de Reunião</text:span><text:span text:style-name="T3"/></text:p>
          </table:table-cell>
          <table:covered-table-cell/>
          <table:covered-table-cell/>
          <table:covered-table-cell/>
        </table:table-row>
        <table:table-row table:style-name="TableRow0101">
          <table:table-cell table:style-name="TableCell010100" table:number-columns-spanned="4">
            <text:p text:style-name="P5"><text:span text:style-name="T3"/></text:p>
          </table:table-cell>
          <table:covered-table-cell/>
          <table:covered-table-cell/>
          <table:covered-table-cell/>
        </table:table-row>
        <table:table-row table:style-name="TableRow0102">
          <table:table-cell table:style-name="TableCell010200" table:number-columns-spanned="4">
            <text:p text:style-name="P8"><text:span text:style-name="T4">Projeto </text:span></text:p>
            <text:p text:style-name="P9"><text:span text:style-name="T5">Portal Virtual da Biodiversidade do Cerrado/Sistema de Catalogação de Espécimes</text:span><text:span text:style-name="T6"/></text:p>
          </table:table-cell>
          <table:covered-table-cell/>
          <table:covered-table-cell/>
          <table:covered-table-cell/>
        </table:table-row>
        <table:table-row table:style-name="TableRow0103">
          <table:table-cell table:style-name="TableCell010300" table:number-columns-spanned="4">
            <text:p text:style-name="P11"><text:span text:style-name="T7">Cliente </text:span></text:p>
            <text:p text:style-name="P12"><text:span text:style-name="T8">FAPEG</text:span><text:span text:style-name="T9"/></text:p>
          </table:table-cell>
          <table:covered-table-cell/>
          <table:covered-table-cell/>
          <table:covered-table-cell/>
        </table:table-row>
        <table:table-row table:style-name="TableRow0104">
          <table:table-cell table:style-name="TableCell010400" table:number-rows-spanned="3">
            <text:p text:style-name="P15"><text:span text:style-name="T10">Data</text:span></text:p>
            <text:p text:style-name="P16"><text:span text:style-name="T11">15/10/2011</text:span><text:span text:style-name="T12"/></text:p>
          </table:table-cell>
          <table:table-cell table:style-name="TableCell010401" table:number-columns-spanned="2">
            <text:p text:style-name="P16"><text:span text:style-name="T13">Hora</text:span><text:span text:style-name="T14"/></text:p>
          </table:table-cell>
          <table:covered-table-cell/>
          <table:table-cell table:style-name="TableCell010403" table:number-rows-spanned="3">
            <text:p text:style-name="P17"><text:span text:style-name="T15">Local</text:span></text:p>
            <text:p text:style-name="P18"><text:span text:style-name="T16">MSN</text:span><text:span text:style-name="T17"/></text:p>
          </table:table-cell>
        </table:table-row>
        <table:table-row table:style-name="TableRow0105">
          <table:covered-table-cell>
            <text:p text:style-name="P21"><text:span text:style-name="T17"><text:s/></text:span></text:p>
          </table:covered-table-cell>
          <table:table-cell table:style-name="TableCell010501">
            <text:p text:style-name="P22"><text:span text:style-name="T18">Início</text:span><text:span text:style-name="T19"/></text:p>
          </table:table-cell>
          <table:table-cell table:style-name="TableCell010502">
            <text:p text:style-name="P22"><text:span text:style-name="T20">Fim</text:span><text:span text:style-name="T21"/></text:p>
          </table:table-cell>
          <table:covered-table-cell>
            <text:p text:style-name="P23"><text:span text:style-name="T21"><text:s/></text:span></text:p>
          </table:covered-table-cell>
        </table:table-row>
        <table:table-row table:style-name="TableRow0106">
          <table:covered-table-cell>
            <text:p text:style-name="P26"><text:span text:style-name="T21"><text:s/></text:span></text:p>
          </table:covered-table-cell>
          <table:table-cell table:style-name="TableCell010601">
            <text:p text:style-name="P27"><text:span text:style-name="T22">14:26</text:span><text:span text:style-name="T23"/></text:p>
          </table:table-cell>
          <table:table-cell table:style-name="TableCell010602">
            <text:p text:style-name="P27"><text:span text:style-name="T24">15:00</text:span><text:span text:style-name="T25"/></text:p>
          </table:table-cell>
          <table:covered-table-cell>
            <text:p text:style-name="P28"><text:span text:style-name="T25"><text:s/></text:span></text:p>
          </table:covered-table-cell>
        </table:table-row>
        <table:table-row table:style-name="TableRow0107">
          <table:table-cell table:style-name="TableCell010700" table:number-columns-spanned="2">
            <text:p text:style-name="P31"><text:span text:style-name="T26">Participante</text:span><text:span text:style-name="T27"/></text:p>
          </table:table-cell>
          <table:covered-table-cell/>
          <table:table-cell table:style-name="TableCell010702">
            <text:p text:style-name="P31"><text:span text:style-name="T28">Área</text:span><text:span text:style-name="T29"/></text:p>
          </table:table-cell>
          <table:table-cell table:style-name="TableCell010703">
            <text:p text:style-name="P31"><text:span text:style-name="T30">Assinatura</text:span><text:span text:style-name="T31"/></text:p>
          </table:table-cell>
        </table:table-row>
        <table:table-row table:style-name="TableRow0108">
          <table:table-cell table:style-name="TableCell010800" table:number-columns-spanned="2">
            <text:p text:style-name="P34"><text:span text:style-name="T32">Cally</text:span><text:span text:style-name="T33"/></text:p>
          </table:table-cell>
          <table:covered-table-cell/>
          <table:table-cell table:style-name="TableCell010802">
            <text:p text:style-name="P34"><text:span text:style-name="T34">TI</text:span><text:span text:style-name="T35"/></text:p>
          </table:table-cell>
          <table:table-cell table:style-name="TableCell010803">
            <text:p text:style-name="P34"><text:span text:style-name="T35"/></text:p>
          </table:table-cell>
        </table:table-row>
        <table:table-row table:style-name="TableRow0109">
          <table:table-cell table:style-name="TableCell010900" table:number-columns-spanned="2">
            <text:p text:style-name="P37"><text:span text:style-name="T36">Jhonny</text:span><text:span text:style-name="T37"/></text:p>
          </table:table-cell>
          <table:covered-table-cell/>
          <table:table-cell table:style-name="TableCell010902">
            <text:p text:style-name="P37"><text:span text:style-name="T38">TI</text:span><text:span text:style-name="T39"/></text:p>
          </table:table-cell>
          <table:table-cell table:style-name="TableCell010903">
            <text:p text:style-name="P37"><text:span text:style-name="T39"/></text:p>
          </table:table-cell>
        </table:table-row>
        <table:table-row table:style-name="TableRow0110">
          <table:table-cell table:style-name="TableCell011000" table:number-columns-spanned="2">
            <text:p text:style-name="P39"><text:span text:style-name="T40">Waléria</text:span><text:span text:style-name="T41"/></text:p>
          </table:table-cell>
          <table:covered-table-cell/>
          <table:table-cell table:style-name="TableCell011002">
            <text:p text:style-name="P39"><text:span text:style-name="T42">TI</text:span><text:span text:style-name="T43"/></text:p>
          </table:table-cell>
          <table:table-cell table:style-name="TableCell011003">
            <text:p text:style-name="P39"><text:span text:style-name="T43"/></text:p>
          </table:table-cell>
        </table:table-row>
        <table:table-row table:style-name="TableRow0111">
          <table:table-cell table:style-name="TableCell011100" table:number-columns-spanned="4">
            <text:p text:style-name="P42"><text:span text:style-name="T44">Resumo</text:span><text:span text:style-name="T45">:</text:span><text:span text:style-name="T46"/></text:p>
            <text:p text:style-name="P43"><text:span text:style-name="T46"><text:s/>Foi decidido sobre as tarefas da semana e considerações gerais.</text:span></text:p>
            <text:p text:style-name="P44"><text:span text:style-name="T47"/></text:p>
          </table:table-cell>
          <table:covered-table-cell/>
          <table:covered-table-cell/>
          <table:covered-table-cell/>
        </table:table-row>
      </table:table>
      <text:p text:style-name="P46"><text:span text:style-name="T47"/></text:p>
      <text:p text:style-name="P46"><text:span text:style-name="T47"/></text:p>
      <text:p text:style-name="P47"><text:span text:style-name="T47"/></text:p>
      <text:p text:style-name="P48"><text:span text:style-name="T47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50"><text:span text:style-name="T48">Objetivo(s): </text:span></text:p>
            <text:p text:style-name="P51"><text:span text:style-name="T49"/></text:p>
            <text:list text:style-name="L52">
              <text:list-item>
                <text:p text:style-name="P52"><text:span text:style-name="T50">Verificar o andamento das atividades.</text:span></text:p>
              </text:list-item>
              <text:list-item>
                <text:p text:style-name="P52"><text:span text:style-name="T51">Definir os requisitos restantes.</text:span><text:span text:style-name="T52"/></text:p>
              </text:list-item>
              <text:list-item>
                <text:p text:style-name="P53"><text:span text:style-name="T52">Definir tarefas da semana.</text:span></text:p>
              </text:list-item>
            </text:list>
            <text:p text:style-name="P54"><text:span text:style-name="T53"/></text:p>
            <text:p text:style-name="P55"><text:span text:style-name="T54">Tópicos Abordados: </text:span></text:p>
            <text:p text:style-name="P55"><text:span text:style-name="T55">Foi decidido que esta semana revisaremos os templates de definição de requisitos.</text:span></text:p>
            <text:p text:style-name="P55"><text:span text:style-name="T55">Sendo que para cada módulo haverá um template.</text:span></text:p>
            <text:p text:style-name="P55"><text:span text:style-name="T55">O Jhony ficou com o de relatórios e usuários.</text:span></text:p>
            <text:p text:style-name="P55"><text:span text:style-name="T55">O Marttini com o de tabelas básicas.</text:span></text:p>
            <text:p text:style-name="P55"><text:span text:style-name="T55">A Waléria ficou com a de espécimes.</text:span></text:p>
            <text:p text:style-name="P55"><text:span text:style-name="T55">O Cally terminará a visão da implementação do projeto.</text:span></text:p>
            <text:p text:style-name="P55"><text:span text:style-name="T55">Ficou decidido que durante a semana nos reuniremos para decidir o que ficará em cada requisito.</text:span></text:p>
            <text:p text:style-name="P55"><text:span text:style-name="T55">Lembrando que cada template terá um documento .odt e outro .pdf.</text:span></text:p>
            <text:p text:style-name="P55"><text:span text:style-name="T55">Todos são responsáveis por organizar a pasta do google code</text:span><text:span text:style-name="T56"/></text:p>
            <text:p text:style-name="P55"><text:span text:style-name="T57"/></text:p>
            <text:p text:style-name="P56"><text:span text:style-name="T58"/></text:p>
            <text:p text:style-name="P57"><text:span text:style-name="T59">Próxima Reunião – Tópicos a serem abordados: </text:span></text:p>
            <text:p text:style-name="P58"><text:span text:style-name="T60"/></text:p>
            <text:list text:style-name="L59">
              <text:list-item>
                <text:p text:style-name="P59"><text:span text:style-name="T61">Verificar o que foi realizado.</text:span></text:p>
              </text:list-item>
              <text:list-item>
                <text:p text:style-name="P59"><text:span text:style-name="T61">Revisar os templates de casos de uso.</text:span></text:p>
              </text:list-item>
            </text:list>
            <text:p text:style-name="P60"><text:span text:style-name="T62"/></text:p>
            <text:p text:style-name="P61"><text:span text:style-name="T63">Data: À confirmar</text:span></text:p>
            <text:p text:style-name="P62"><text:span text:style-name="T64"/></text:p>
            <text:p text:style-name="P63"><text:span text:style-name="T65">Pendências: </text:span></text:p>
            <text:p text:style-name="P64"><text:span text:style-name="T66"/></text:p>
            <table:table table:style-name="Table03">
              <table:table-column table:style-name="TableColumn0300"/>
              <table:table-column table:style-name="TableColumn0301"/>
              <table:table-column table:style-name="TableColumn0302"/>
              <table:table-row table:style-name="TableRow0300">
                <table:table-cell table:style-name="TableCell030000">
                  <text:p text:style-name="P66"><text:span text:style-name="T66">1</text:span></text:p>
                </table:table-cell>
                <table:table-cell table:style-name="TableCell030001">
                  <text:p text:style-name="P67"><text:span text:style-name="T66">STI</text:span></text:p>
                </table:table-cell>
                <table:table-cell table:style-name="TableCell030002">
                  <text:p text:style-name="P68"><text:span text:style-name="T66">Definir os requisitos dos módulos</text:span></text:p>
                </table:table-cell>
              </table:table-row>
            </table:table>
            <text:p text:style-name="P70"><text:span text:style-name="T66"/></text:p>
          </table:table-cell>
        </table:table-row>
      </table:table>
      <text:p text:style-name="P72"><text:span text:style-name="T6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